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list-style-name="LFO8" style:family="paragraph">
      <style:paragraph-properties fo:break-before="page"/>
    </style:style>
    <style:style style:name="P2" style:parent-style-name="Standard" style:list-style-name="LFO8" style:family="paragraph"/>
    <style:style style:name="P3" style:parent-style-name="Standard" style:list-style-name="LFO8" style:family="paragraph"/>
    <style:style style:name="P4" style:parent-style-name="Standard" style:list-style-name="LFO8" style:family="paragraph"/>
    <style:style style:name="P5" style:parent-style-name="Standard" style:list-style-name="LFO8" style:family="paragraph"/>
    <style:style style:name="P6" style:parent-style-name="Standard" style:list-style-name="LFO8" style:family="paragraph"/>
    <style:style style:name="P7" style:parent-style-name="Standard" style:list-style-name="LFO8" style:family="paragraph"/>
    <style:style style:name="P8" style:parent-style-name="Standard" style:list-style-name="LFO8" style:family="paragraph"/>
    <style:style style:name="P9" style:parent-style-name="Standard" style:list-style-name="LFO8" style:family="paragraph"/>
    <style:style style:name="P10" style:parent-style-name="Standard" style:list-style-name="LFO8" style:family="paragraph"/>
    <style:style style:name="P11" style:parent-style-name="Standard" style:list-style-name="LFO8" style:family="paragraph"/>
    <style:style style:name="P12" style:parent-style-name="Standard" style:list-style-name="LFO8" style:family="paragraph"/>
    <style:style style:name="P13" style:parent-style-name="Standard" style:list-style-name="LFO8" style:family="paragraph"/>
    <style:style style:name="P14" style:parent-style-name="Standard" style:list-style-name="LFO8" style:family="paragraph"/>
    <style:style style:name="P15" style:parent-style-name="Standard" style:list-style-name="LFO8" style:family="paragraph"/>
    <style:style style:name="P16" style:parent-style-name="Standard" style:list-style-name="LFO8" style:family="paragraph"/>
    <style:style style:name="P17" style:parent-style-name="Standard" style:list-style-name="LFO8" style:family="paragraph"/>
    <style:style style:name="P18" style:parent-style-name="Standard" style:list-style-name="LFO8" style:family="paragraph"/>
    <style:style style:name="P19" style:parent-style-name="Standard" style:list-style-name="LFO8" style:family="paragraph"/>
    <style:style style:name="P20" style:parent-style-name="Standard" style:list-style-name="LFO8" style:family="paragraph"/>
    <style:style style:name="P21" style:parent-style-name="Standard" style:list-style-name="LFO8" style:family="paragraph"/>
    <style:style style:name="P22" style:parent-style-name="Standard" style:list-style-name="LFO8" style:family="paragraph"/>
    <style:style style:name="P23" style:parent-style-name="Standard" style:list-style-name="LFO8" style:family="paragraph"/>
    <style:style style:name="P24" style:parent-style-name="Standard" style:list-style-name="LFO8" style:family="paragraph"/>
    <style:style style:name="P25" style:parent-style-name="Standard" style:list-style-name="LFO8" style:family="paragraph"/>
    <style:style style:name="P26" style:parent-style-name="Standard" style:list-style-name="LFO8" style:family="paragraph"/>
    <style:style style:name="P27" style:parent-style-name="Standard" style:list-style-name="LFO8" style:family="paragraph"/>
    <style:style style:name="P28" style:parent-style-name="Standard" style:list-style-name="LFO8" style:family="paragraph"/>
    <style:style style:name="P29" style:parent-style-name="Standard" style:list-style-name="LFO8" style:family="paragraph"/>
    <style:style style:name="P30" style:parent-style-name="Standard" style:list-style-name="LFO8" style:family="paragraph"/>
    <style:style style:name="P31" style:parent-style-name="Standard" style:list-style-name="LFO8" style:family="paragraph"/>
    <style:style style:name="P32" style:parent-style-name="Standard" style:list-style-name="LFO8" style:family="paragraph"/>
    <style:style style:name="P33" style:parent-style-name="Standard" style:list-style-name="LFO8" style:family="paragraph"/>
    <style:style style:name="P34" style:parent-style-name="Standard" style:list-style-name="LFO8" style:family="paragraph"/>
    <style:style style:name="P35" style:parent-style-name="Standard" style:list-style-name="LFO8" style:family="paragraph"/>
    <style:style style:name="P36" style:parent-style-name="Standard" style:list-style-name="LFO8" style:family="paragraph"/>
    <style:style style:name="P37" style:parent-style-name="Standard" style:list-style-name="LFO8" style:family="paragraph"/>
    <style:style style:name="P38" style:parent-style-name="Standard" style:list-style-name="LFO8" style:family="paragraph"/>
    <style:style style:name="P39" style:parent-style-name="Standard" style:list-style-name="LFO8" style:family="paragraph"/>
    <style:style style:name="P40" style:parent-style-name="Standard" style:list-style-name="LFO8" style:family="paragraph"/>
    <style:style style:name="P41" style:parent-style-name="Standard" style:list-style-name="LFO8" style:family="paragraph"/>
    <style:style style:name="P42" style:parent-style-name="Standard" style:list-style-name="LFO8" style:family="paragraph"/>
  </office:automatic-styles>
  <office:body>
    <office:text text:use-soft-page-breaks="true">
      <text:list text:style-name="LFO8" text:continue-numbering="true">
        <text:list-item>
          <text:p text:style-name="P1">If your Raspberry Pi touch screen is upside-down on the case what is best file for you edit?</text:p>
          <text:list text:continue-numbering="true">
            <text:list-item>
              <text:p text:style-name="P2">/etc/skel/shells</text:p>
            </text:list-item>
            <text:list-item>
              <text:p text:style-name="P3">/boot/rc1/screen</text:p>
            </text:list-item>
            <text:list-item>
              <text:p text:style-name="P4">/boot/ipconfig/screen</text:p>
            </text:list-item>
            <text:list-item>
              <text:p text:style-name="P5">/config/txt</text:p>
            </text:list-item>
            <text:list-item>
              <text:p text:style-name="P6">/config/screen</text:p>
            </text:list-item>
          </text:list>
        </text:list-item>
      </text:list>
      <text:p text:style-name="Standard"/>
      <text:list text:style-name="LFO8" text:continue-numbering="true">
        <text:list-item>
          <text:p text:style-name="P7">What is the best code you type to make the Raspberry Pi touch screen show right side up on the case?</text:p>
          <text:list text:continue-numbering="true">
            <text:list-item>
              <text:p text:style-name="P8">screen=rightsideup</text:p>
            </text:list-item>
            <text:list-item>
              <text:p text:style-name="P9">lcd_rotate=180</text:p>
            </text:list-item>
            <text:list-item>
              <text:p text:style-name="P10">lcd_rotate=90</text:p>
            </text:list-item>
            <text:list-item>
              <text:p text:style-name="P11">lcd_rotate=2</text:p>
            </text:list-item>
            <text:list-item>
              <text:p text:style-name="P12">lcd_rotate=4</text:p>
            </text:list-item>
          </text:list>
        </text:list-item>
      </text:list>
      <text:p text:style-name="Standard"/>
      <text:list text:style-name="LFO8" text:continue-numbering="true">
        <text:list-item>
          <text:p text:style-name="P13">What command is the best to edit text file for Raspberry Pi touch screen?</text:p>
          <text:list text:continue-numbering="true">
            <text:list-item>
              <text:p text:style-name="P14">edit /boot/ipconfig/txt</text:p>
            </text:list-item>
            <text:list-item>
              <text:p text:style-name="P15">sudo nano /boot/config.txt</text:p>
            </text:list-item>
            <text:list-item>
              <text:p text:style-name="P16">edith nano /boot/screen.txt</text:p>
            </text:list-item>
            <text:list-item>
              <text:p text:style-name="P17">sudo nano boot /screen.txt</text:p>
            </text:list-item>
            <text:list-item>
              <text:p text:style-name="P18">sudo nano edit /boot/screen.txt</text:p>
            </text:list-item>
          </text:list>
        </text:list-item>
      </text:list>
      <text:p text:style-name="Standard"/>
      <text:list text:style-name="LFO8" text:continue-numbering="true">
        <text:list-item>
          <text:p text:style-name="P19">What is better to see the Raspberry Pi?</text:p>
          <text:list text:continue-numbering="true">
            <text:list-item>
              <text:p text:style-name="P20">13 inch laptop</text:p>
            </text:list-item>
            <text:list-item>
              <text:p text:style-name="P21">5<text:s/>inch touch screen</text:p>
            </text:list-item>
            <text:list-item>
              <text:p text:style-name="P22">19 inch monitor</text:p>
            </text:list-item>
            <text:list-item>
              <text:p text:style-name="P23">40 inch TV</text:p>
            </text:list-item>
          </text:list>
        </text:list-item>
      </text:list>
      <text:p text:style-name="Standard"/>
      <text:list text:style-name="LFO8" text:continue-numbering="true">
        <text:list-item>
          <text:p text:style-name="P24">What is your favorite raspberry Pi?</text:p>
          <text:list text:continue-numbering="true">
            <text:list-item>
              <text:p text:style-name="P25">Raspberry Pi Model A+</text:p>
            </text:list-item>
            <text:list-item>
              <text:p text:style-name="P26">Raspberry Pi Model B+</text:p>
            </text:list-item>
            <text:list-item>
              <text:p text:style-name="P27">Raspberry Pi 2 Model B</text:p>
            </text:list-item>
            <text:list-item>
              <text:p text:style-name="P28">Raspberry Pi 3 Model B</text:p>
            </text:list-item>
            <text:list-item>
              <text:p text:style-name="P29">Raspberry Pi Zero</text:p>
            </text:list-item>
            <text:list-item>
              <text:p text:style-name="P30">Raspberry Pi Zero W</text:p>
            </text:list-item>
          </text:list>
        </text:list-item>
      </text:list>
      <text:p text:style-name="Standard"/>
      <text:list text:style-name="LFO8" text:continue-numbering="true">
        <text:list-item>
          <text:p text:style-name="P31">What programming language do you like best?</text:p>
          <text:list text:continue-numbering="true">
            <text:list-item>
              <text:p text:style-name="P32">Java</text:p>
            </text:list-item>
            <text:list-item>
              <text:p text:style-name="P33">C++</text:p>
            </text:list-item>
            <text:list-item>
              <text:p text:style-name="P34">Python</text:p>
            </text:list-item>
            <text:list-item>
              <text:p text:style-name="P35">PHP</text:p>
            </text:list-item>
            <text:list-item>
              <text:p text:style-name="P36">Perl</text:p>
            </text:list-item>
          </text:list>
        </text:list-item>
      </text:list>
      <text:p text:style-name="Standard"/>
      <text:list text:style-name="LFO8" text:continue-numbering="true">
        <text:list-item>
          <text:p text:style-name="P37">What browser is best for you to use?</text:p>
          <text:list text:continue-numbering="true">
            <text:list-item>
              <text:p text:style-name="P38">FireFox</text:p>
            </text:list-item>
            <text:list-item>
              <text:p text:style-name="P39">Chrome</text:p>
            </text:list-item>
            <text:list-item>
              <text:p text:style-name="P40">Opera</text:p>
            </text:list-item>
            <text:list-item>
              <text:p text:style-name="P41">Safari</text:p>
            </text:list-item>
            <text:list-item>
              <text:p text:style-name="P42">Internet Explorer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w tw</meta:initial-creator>
    <dc:creator>rcc</dc:creator>
    <meta:creation-date>2017-10-10T16:29:00Z</meta:creation-date>
    <dc:date>2017-10-11T20:00:00Z</dc:date>
    <meta:template xlink:href="Normal.dotm" xlink:type="simple"/>
    <meta:editing-cycles>20</meta:editing-cycles>
    <meta:editing-duration>PT4920S</meta:editing-duration>
    <meta:document-statistic meta:page-count="1" meta:paragraph-count="1" meta:word-count="147" meta:character-count="986" meta:row-count="7" meta:non-whitespace-character-count="840"/>
  </office:meta>
</office:document-meta>
</file>